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7.4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Sub Total</text:p>
          </table:table-cell>
          <table:table-cell table:style-name="ce1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tores DC</text:p>
          </table:table-cell>
          <table:table-cell table:style-name="ce2" office:value-type="string" calcext:value-type="string">
            <text:p>Pololu</text:p>
          </table:table-cell>
          <table:table-cell table:style-name="ce2" office:value-type="float" office:value="17.95" calcext:value-type="float">
            <text:p>17.9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2]*[.D2]" office:value-type="float" office:value="35.9" calcext:value-type="float">
            <text:p>35.9</text:p>
          </table:table-cell>
          <table:table-cell table:style-name="ce2" office:value-type="string" calcext:value-type="string">
            <text:p>https://www.pololu.com/product/30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coders Magnéticos</text:p>
          </table:table-cell>
          <table:table-cell table:style-name="ce2" office:value-type="string" calcext:value-type="string">
            <text:p>Pololu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3]*[.D3]" office:value-type="float" office:value="17.9" calcext:value-type="float">
            <text:p>17.9</text:p>
          </table:table-cell>
          <table:table-cell table:style-name="ce2" office:value-type="string" calcext:value-type="string">
            <text:p>https://www.pololu.com/product/30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CD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C4]*[.D4]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Teensey</text:p>
          </table:table-cell>
          <table:table-cell table:style-name="ce2"/>
          <table:table-cell table:style-name="ce2" office:value-type="float" office:value="24.94" calcext:value-type="float">
            <text:p>24.9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]*[.D5]" office:value-type="float" office:value="24.94" calcext:value-type="float">
            <text:p>24.94</text:p>
          </table:table-cell>
          <table:table-cell table:style-name="ce2" office:value-type="string" calcext:value-type="string">
            <text:p>http://ve.mouser.com/ProductDetail/Adafruit/2756/?qs=sGAEpiMZZMuSK2mCDyT9crBR9UUNDPltQqpZaqADC8g%3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eda Loca</text:p>
          </table:table-cell>
          <table:table-cell table:style-name="ce3" table:number-columns-repeated="2"/>
          <table:table-cell table:style-name="ce2"/>
          <table:table-cell table:style-name="ce2" table:formula="of:=[.C6]*[.D6]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3"/>
          <table:table-cell table:style-name="ce2"/>
          <table:table-cell table:style-name="ce2" table:formula="of:=[.C7]*[.D7]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3"/>
          <table:table-cell table:style-name="ce2"/>
          <table:table-cell table:style-name="ce2" table:formula="of:=[.C8]*[.D8]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2" table:formula="of:=[.C9]*[.D9]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2" table:formula="of:=[.C10]*[.D10]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2" table:formula="of:=[.C11]*[.D11]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">
            <text:p>Total</text:p>
          </table:table-cell>
          <table:covered-table-cell table:number-columns-repeated="3" table:style-name="ce2"/>
          <table:table-cell table:style-name="ce6" table:formula="of:=SUM([.E2:.E11])" office:value-type="float" office:value="78.74" calcext:value-type="float">
            <text:p>78.74</text:p>
          </table:table-cell>
          <table:table-cell table:style-name="ce2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0:58:00.728551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30:38.557557885</meta:creation-date>
    <dc:date>2016-06-15T12:31:21.087643573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35" meta:object-count="0"/>
  </office:meta>
</office:document-meta>
</file>